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2pt"/>
    </style:style>
    <style:style style:name="P4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744in" fo:min-width="0.1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835in" fo:min-width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4.3575in" fo:min-width="0.1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6209in" fo:min-width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866in" fo:min-width="1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1256in" fo:min-width="1.9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78in" fo:min-width="1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874in" fo:min-width="0.7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2244in" fo:min-width="0.6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5929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5563in" fo:min-width="0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5264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4791in" fo:min-width="1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075in" fo:min-width="1.6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4374in" fo:min-width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382in" fo:min-width="1.6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_0" draw:style-name="gr20" draw:text-style-name="P4" svg:width="1.637in" svg:height="0.4386in" svg:x="2.128in" svg:y="3.5047in"><text:p text:style-name="P4"><text:span text:style-name="T1"><text:s text:c="6"/></text:span><text:span text:style-name="T1">Compute Desired </text:span></text:p><text:p text:style-name="P4"><text:span text:style-name="T1"><text:s text:c="9"/></text:span><text:span text:style-name="T1">performanc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1_1" draw:style-name="gr19" draw:text-style-name="P1" svg:width="1.7606in" svg:height="0.4378in" svg:x="2.1382in" svg:y="1.5984in"><text:p text:style-name="P1">Get chamber temperature </text:p><text:p text:style-name="P1"><text:s text:c="13"/>reading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1_2" draw:style-name="gr18" draw:text-style-name="P4" svg:width="1.6787in" svg:height="0.4079in" svg:x="2.1071in" svg:y="4.3693in"><text:p text:style-name="P4"><text:span text:style-name="T1"><text:s text:c="12"/></text:span><text:span text:style-name="T1">Power the </text:span></text:p><text:p text:style-name="P4"><text:span text:style-name="T1"><text:s text:c="15"/></text:span><text:span text:style-name="T1">pump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17" draw:text-style-name="P1" svg:width="2.3858in" svg:height="0.9587in" svg:x="1.7425in" svg:y="5.4528in"><text:p text:style-name="P1"><text:s text:c="2"/>Is temperature </text:p><text:p text:style-name="P1"><text:s text:c="4"/>behaviour</text:p><text:p text:style-name="P1"><text:s text:c="4"/>Optimum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2_0" draw:style-name="gr16" draw:text-style-name="P1" svg:width="2.3752in" svg:height="1.0524in" svg:x="4.8256in" svg:y="5.4319in"><text:p text:style-name="P1">Is the stop button </text:p><text:p text:style-name="P1"><text:s text:c="6"/>Pressed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3" draw:style-name="gr1" svg:width="0.2606in" svg:height="0.4276in" svg:x="2.8571in" svg:y="0.1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4" draw:style-name="gr9" draw:text-style-name="P1" svg:width="1.2815in" svg:height="0.4067in" svg:x="2.3571in" svg:y="-0.2764in"><text:p text:style-name="P1"><text:s text:c="7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name="Shape3_3" draw:style-name="gr15" svg:width="0.313in" svg:height="0.6358in" svg:x="2.7736in" svg:y="4.817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14" svg:width="0.3752in" svg:height="0.6776in" svg:x="5.8465in" svg:y="4.7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6" draw:style-name="gr13" draw:text-style-name="P3" svg:width="0.7087in" svg:height="0.448in" svg:x="4.1173in" svg:y="5.713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7" draw:style-name="gr12" svg:width="0.865in" svg:height="0.3752in" svg:x="0.878in" svg:y="5.713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9" draw:style-name="gr11" svg:width="1.4067in" svg:height="0.3543in" svg:x="0.7839in" svg:y="0.7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0" draw:style-name="gr10" draw:text-style-name="P3" svg:width="2.2087in" svg:height="0.2512in" svg:x="3.8362in" svg:y="4.557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4_0" draw:style-name="gr9" draw:text-style-name="P1" svg:width="1.2815in" svg:height="0.4067in" svg:x="5.3984in" svg:y="7.2236in"><text:p text:style-name="P1"><text:s text:c="9"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4" draw:name="Shape11" draw:style-name="gr8" draw:text-style-name="P3" svg:width="0.4598in" svg:height="0.7094in" svg:x="5.7839in" svg:y="6.51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_0" draw:style-name="gr7" svg:width="0.3441in" svg:height="4.9795in" svg:x="0.6071in" svg:y="0.931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3_0" draw:style-name="gr1" svg:width="0.2606in" svg:height="0.4276in" svg:x="2.8362in" svg:y="2.0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3_1" draw:style-name="gr1" svg:width="0.2606in" svg:height="0.4276in" svg:x="2.8154in" svg:y="3.9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8" draw:name="Shape12" draw:style-name="gr6" draw:text-style-name="P2" svg:width="0.5732in" svg:height="0.2606in" svg:x="4.8571in" svg:y="4.2965in"><draw:text-box><text:p>YES</text:p></draw:text-box></draw:frame><draw:frame text:anchor-type="paragraph" draw:z-index="19" draw:name="Shape13" draw:style-name="gr5" draw:text-style-name="P2" svg:width="0.3858in" svg:height="0.2189in" svg:x="0.9508in" svg:y="3.1402in"><draw:text-box><text:p>NO</text:p></draw:text-box></draw:frame><draw:frame text:anchor-type="paragraph" draw:z-index="20" draw:name="Shape14" draw:style-name="gr4" draw:text-style-name="P2" svg:width="0.4689in" svg:height="0.1925in" svg:x="6.2217in" svg:y="5.0984in"><draw:text-box><text:p><text:s/>NO</text:p></draw:text-box></draw:frame><draw:frame text:anchor-type="paragraph" draw:z-index="21" draw:name="Shape15" draw:style-name="gr3" draw:text-style-name="P2" svg:width="0.4898in" svg:height="0.313in" svg:x="6.1382in" svg:y="6.5146in"><draw:text-box><text:p>YES</text:p></draw:text-box></draw:frame><draw:custom-shape text:anchor-type="paragraph" draw:z-index="22" draw:name="Shape1_3" draw:style-name="gr2" draw:text-style-name="P1" svg:width="1.7606in" svg:height="0.5835in" svg:x="2.1382in" svg:y="2.4736in"><text:p text:style-name="P1"><text:s/>Get coolant temperature </text:p><text:p text:style-name="P1"><text:s text:c="8"/>after chamber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Shape3_2" draw:style-name="gr1" svg:width="0.2606in" svg:height="0.4276in" svg:x="2.8256in" svg:y="3.07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1_4" draw:style-name="gr2" draw:text-style-name="P1" svg:width="1.7606in" svg:height="0.5835in" svg:x="2.1902in" svg:y="0.5673in"><text:p text:style-name="P1"><text:s/>Get coolant temperature </text:p><text:p text:style-name="P1"><text:s text:c="4"/><text:s text:c="4"/>before chamber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3_4" draw:style-name="gr1" svg:width="0.2606in" svg:height="0.4276in" svg:x="2.8362in" svg:y="1.1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20:12:46.650640906</meta:creation-date>
    <meta:editing-duration>P2DT9H36M2S</meta:editing-duration>
    <meta:editing-cycles>12</meta:editing-cycles>
    <meta:generator>LibreOffice/6.4.7.2$Linux_X86_64 LibreOffice_project/40$Build-2</meta:generator>
    <dc:date>2022-07-19T19:24:50.679245537</dc:date>
    <meta:document-statistic meta:table-count="0" meta:image-count="0" meta:object-count="0" meta:page-count="1" meta:paragraph-count="1" meta:word-count="0" meta:character-count="1" meta:non-whitespace-character-count="0"/>
  </office:meta>
</office:document-meta>
</file>